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0a05b2" officeooo:paragraph-rsid="000a05b2"/>
    </style:style>
    <style:style style:name="P2" style:family="paragraph" style:parent-style-name="Standard">
      <style:text-properties officeooo:paragraph-rsid="000a05b2"/>
    </style:style>
    <style:style style:name="P3" style:family="paragraph" style:parent-style-name="Standard">
      <style:text-properties officeooo:rsid="000d7bd9" officeooo:paragraph-rsid="000d7bd9"/>
    </style:style>
    <style:style style:name="P4" style:family="paragraph" style:parent-style-name="Standard">
      <style:text-properties officeooo:rsid="000f0b0b" officeooo:paragraph-rsid="000f0b0b"/>
    </style:style>
    <style:style style:name="P5" style:family="paragraph" style:parent-style-name="Standard">
      <style:text-properties officeooo:rsid="00138766" officeooo:paragraph-rsid="00138766"/>
    </style:style>
    <style:style style:name="P6" style:family="paragraph" style:parent-style-name="Standard">
      <style:text-properties officeooo:rsid="00138766" officeooo:paragraph-rsid="001464e1"/>
    </style:style>
    <style:style style:name="P7" style:family="paragraph" style:parent-style-name="Standard">
      <style:text-properties officeooo:rsid="001549fe" officeooo:paragraph-rsid="0015a10b"/>
    </style:style>
    <style:style style:name="P8" style:family="paragraph" style:parent-style-name="Standard">
      <style:text-properties officeooo:rsid="0017dc70" officeooo:paragraph-rsid="0017dc7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464e1"/>
    </style:style>
    <style:style style:name="P11" style:family="paragraph" style:parent-style-name="Table_20_Contents">
      <style:paragraph-properties fo:text-align="center" style:justify-single-word="false"/>
      <style:text-properties officeooo:paragraph-rsid="001549f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1464e1"/>
    </style:style>
    <style:style style:name="P14" style:family="paragraph" style:parent-style-name="Table_20_Contents">
      <style:paragraph-properties fo:text-align="end" style:justify-single-word="false"/>
      <style:text-properties officeooo:paragraph-rsid="001549fe"/>
    </style:style>
    <style:style style:name="P15" style:family="paragraph" style:parent-style-name="Table_20_Contents">
      <style:paragraph-properties fo:text-align="center" style:justify-single-word="false"/>
      <style:text-properties officeooo:rsid="000a05b2" officeooo:paragraph-rsid="000a05b2"/>
    </style:style>
    <style:style style:name="T1" style:family="text">
      <style:text-properties officeooo:rsid="000a05b2"/>
    </style:style>
    <style:style style:name="T2" style:family="text">
      <style:text-properties officeooo:rsid="000bc7b0"/>
    </style:style>
    <style:style style:name="T3" style:family="text">
      <style:text-properties officeooo:rsid="000d7bd9"/>
    </style:style>
    <style:style style:name="T4" style:family="text">
      <style:text-properties officeooo:rsid="00122ad0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celeration in the NED earth frame</text:span> i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><draw:frame draw:style-name="fr1" draw:name="Object1" text:anchor-type="as-char" svg:y="-0.1728in" svg:width="1.0134in" svg:height="0.23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><text:span text:style-name="T1">Where <text:s/></text:span><text:span text:style-name="T1"><draw:frame draw:style-name="fr1" draw:name="Object2" text:anchor-type="as-char" svg:y="-0.1602in" svg:width="0.2575in" svg:height="0.2217in" draw:z-index="0"><draw:object xlink:href="./Object 2" xlink:type="simple" xlink:show="embed" xlink:actuate="onLoad"/><draw:image xlink:href="./ObjectReplacements/Object 2" xlink:type="simple" xlink:show="embed" xlink:actuate="onLoad"/></draw:frame></text:span> is the inertial acceleration measure<text:span text:style-name="T2">ment</text:span>, <text:span text:style-name="T1"><draw:frame draw:style-name="fr1" draw:name="Object3" text:anchor-type="as-char" svg:y="-0.1602in" svg:width="0.2575in" svg:height="0.1965in" draw:z-index="1"><draw:object xlink:href="./Object 3" xlink:type="simple" xlink:show="embed" xlink:actuate="onLoad"/><draw:image xlink:href="./ObjectReplacements/Object 3" xlink:type="simple" xlink:show="embed" xlink:actuate="onLoad"/></draw:frame></text:span> is acceleration with respect to the earth frame, and <draw:frame draw:style-name="fr1" draw:name="Object4" text:anchor-type="as-char" svg:y="-0.1484in" svg:width="0.378in" svg:height="0.2098in" draw:z-index="2"><draw:object xlink:href="./Object 4" xlink:type="simple" xlink:show="embed" xlink:actuate="onLoad"/><draw:image xlink:href="./ObjectReplacements/Object 4" xlink:type="simple" xlink:show="embed" xlink:actuate="onLoad"/></draw:frame> is the acceleration <text:span text:style-name="T1">due to gravity. If the vehicle is stationary with respect to the earth frame, the accelerometers will indicate upward acceleration of </text:span><text:span text:style-name="T1"><draw:frame draw:style-name="fr1" draw:name="Object7" text:anchor-type="as-char" svg:y="-0.1484in" svg:width="0.5083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since </text:span><text:span text:style-name="T1"><draw:frame draw:style-name="fr1" draw:name="Object8" text:anchor-type="as-char" svg:y="-0.1484in" svg:width="0.1646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ints downward in the NED frame.</text:span></text:p>
      <text:p text:style-name="P2"/>
      <text:p text:style-name="P1">In a coordinated turn <text:span text:style-name="T2">the centripetal acceleration is</text:span>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<draw:frame draw:style-name="fr1" draw:name="Object5" text:anchor-type="as-char" svg:y="-0.1728in" svg:width="0.8902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2.A1" office:value-type="string">
              <text:p text:style-name="P1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"><text:span text:style-name="T3">where </text:span><text:span text:style-name="T3"><draw:frame draw:style-name="fr1" draw:name="Object9" text:anchor-type="as-char" svg:y="-0.1728in" svg:width="0.2543in" svg:height="0.18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is the turn rate, </text:span><text:span text:style-name="T3"><draw:frame draw:style-name="fr2" draw:name="Object18" text:anchor-type="as-char" svg:y="-0.172in" svg:width="0.2583in" svg:height="0.2083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is the tangential velocity a</text:span>nd <text:span text:style-name="T3">the body-frame acceleration is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<draw:frame draw:style-name="fr1" draw:name="Object6" text:anchor-type="as-char" svg:y="-0.1728in" svg:width="1.6307in" svg:height="0.23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3.A1" office:value-type="string">
              <text:p text:style-name="P1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"><draw:frame draw:style-name="fr1" draw:name="Object10" text:anchor-type="as-char" svg:y="-0.1728in" svg:width="1.3283in" svg:height="0.23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4.A1" office:value-type="string">
              <text:p text:style-name="P1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">Now, <text:span text:style-name="T4">assuming </text:span><text:span text:style-name="T4"><draw:frame draw:style-name="fr1" draw:name="Object11" text:anchor-type="as-char" svg:y="-0.172in" svg:width="0.6917in" svg:height="0.2335in" draw:z-index="10"><draw:object xlink:href="./Object 11" xlink:type="simple" xlink:show="embed" xlink:actuate="onLoad"/><draw:image xlink:href="./ObjectReplacements/Object 11" xlink:type="simple" xlink:show="embed" xlink:actuate="onLoad"/></draw:frame></text:span> find the <text:span text:style-name="T4">speed V which best satisfies equation </text:span><text:span text:style-name="T4"><text:sequence-ref text:reference-format="value" text:ref-name="refText3">4</text:sequence-ref></text:span><text:span text:style-name="T4">, then plug it back in to find the current estimate of </text:span><text:span text:style-name="T4"><draw:frame draw:style-name="fr1" draw:name="Object12" text:anchor-type="as-char" svg:y="-0.1484in" svg:width="0.378in" svg:height="0.2098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</text:span></text:p>
      <text:p text:style-name="P5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<draw:frame draw:style-name="fr1" draw:name="Object13" text:anchor-type="as-char" svg:y="-0.1728in" svg:width="1.3283in" svg:height="0.23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5.A1" office:value-type="string">
              <text:p text:style-name="P1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6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"><draw:frame draw:style-name="fr1" draw:name="Object14" text:anchor-type="as-char" svg:y="-0.1728in" svg:width="1.7453in" svg:height="0.23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6.A1" office:value-type="string">
              <text:p text:style-name="P1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>But <text:span text:style-name="T5"><draw:frame draw:style-name="fr1" draw:name="Object17" text:anchor-type="as-char" svg:y="-0.1728in" svg:width="0.7126in" svg:height="0.23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: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1"><draw:frame draw:style-name="fr1" draw:name="Object15" text:anchor-type="as-char" svg:y="-0.4217in" svg:width="2.45in" svg:height="0.745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7.A1" office:value-type="string">
              <text:p text:style-name="P1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8">The centripetal acceleration estimate is therefore:</text:p>
      <text:p text:style-name="P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9"><draw:frame draw:style-name="fr1" draw:name="Object16" text:anchor-type="as-char" svg:y="-0.1728in" svg:width="1.7043in" svg:height="0.233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8.A1" office:value-type="string">
              <text:p text:style-name="P1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8">in the earth fr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1:32:24.358707936</meta:creation-date>
    <dc:date>2016-07-03T06:56:45.335178785</dc:date>
    <meta:editing-duration>PT5H10M16S</meta:editing-duration>
    <meta:editing-cycles>13</meta:editing-cycles>
    <meta:generator>LibreOffice/5.0.5.2$Linux_X86_64 LibreOffice_project/00m0$Build-2</meta:generator>
    <meta:print-date>2016-06-27T12:15:01.175167997</meta:print-date>
    <meta:document-statistic meta:table-count="8" meta:image-count="0" meta:object-count="18" meta:page-count="1" meta:paragraph-count="24" meta:word-count="118" meta:character-count="696" meta:non-whitespace-character-count="588"/>
  </office:meta>
</office:document-meta>
</file>

<file path=Object 1/content.xml><?xml version="1.0" encoding="utf-8"?>
<math xmlns="http://www.w3.org/1998/Math/MathML" display="block">
  <semantics>
    <mrow>
      <mrow>
        <msubsup>
          <mstyle mathvariant="bold">
            <mi>A</mi>
          </mstyle>
          <mi>i</mi>
          <mi>e</mi>
        </msubsup>
        <mo stretchy="false">=</mo>
        <mrow>
          <msup>
            <mstyle mathvariant="bold">
              <mi>A</mi>
            </mstyle>
            <mi>e</mi>
          </m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{A}}_i^e = {bold{A}}^e - g_0 {bold hat{z}}_e 
</annotation>
  </semantics>
</math>
</file>

<file path=Object 10/content.xml><?xml version="1.0" encoding="utf-8"?>
<math xmlns="http://www.w3.org/1998/Math/MathML" display="block">
  <semantics>
    <mrow>
      <msub>
        <mi>g</mi>
        <mn>0</mn>
      </msub>
      <mrow>
        <msub>
          <mstyle mathvariant="bold">
            <mover accent="true">
              <mi>z</mi>
              <mo stretchy="false">^</mo>
            </mover>
          </mstyle>
          <mi>e</mi>
        </msub>
        <mo stretchy="false">=</mo>
        <mrow>
          <msubsup>
            <mstyle mathvariant="bold">
              <mi>A</mi>
            </mstyle>
            <mi>i</mi>
            <mi>e</mi>
          </msubsup>
          <mo stretchy="false">−</mo>
          <mrow>
            <msup>
              <mstyle mathvariant="bold">
                <mi mathvariant="normal">ω</mi>
              </mstyle>
              <mi>e</mi>
            </msup>
            <mo stretchy="false">×</mo>
            <msup>
              <mstyle mathvariant="bold">
                <mi>V</mi>
              </mstyle>
              <mi>e</mi>
            </msup>
          </mrow>
        </mrow>
      </mrow>
    </mrow>
    <annotation encoding="StarMath 5.0">g_0 {bold hat z}_e = {bold A}_i^e - {bold %omega}^e times {bold V}^e</annotation>
  </semantics>
</math>
</file>

<file path=Object 11/content.xml><?xml version="1.0" encoding="utf-8"?>
<math xmlns="http://www.w3.org/1998/Math/MathML" display="block">
  <semantics>
    <mrow>
      <mrow>
        <msup>
          <mstyle mathvariant="bold">
            <mi>V</mi>
          </mstyle>
          <mi>e</mi>
        </msup>
        <mo stretchy="false">=</mo>
        <mi>V</mi>
      </mrow>
      <msub>
        <mstyle mathvariant="bold">
          <mover accent="true">
            <mi>x</mi>
            <mo stretchy="false">^</mo>
          </mover>
        </mstyle>
        <mi>b</mi>
      </msub>
    </mrow>
    <annotation encoding="StarMath 5.0">{ bold V }^e = V { bold hat x }_b</annotation>
  </semantics>
</math>
</file>

<file path=Object 12/content.xml><?xml version="1.0" encoding="utf-8"?>
<math xmlns="http://www.w3.org/1998/Math/MathML" display="block">
  <semantics>
    <mrow>
      <msub>
        <mi>g</mi>
        <mn>0</mn>
      </msub>
      <msub>
        <mstyle mathvariant="bold">
          <mover accent="true">
            <mi>z</mi>
            <mo stretchy="false">^</mo>
          </mover>
        </mstyle>
        <mi>e</mi>
      </msub>
    </mrow>
    <annotation encoding="StarMath 5.0">g_0 {bold hat z}_e</annotation>
  </semantics>
</math>
</file>

<file path=Object 13/content.xml><?xml version="1.0" encoding="utf-8"?>
<math xmlns="http://www.w3.org/1998/Math/MathML" display="block">
  <semantics>
    <mrow>
      <mrow>
        <mrow>
          <msup>
            <mstyle mathvariant="bold">
              <mi mathvariant="normal">ω</mi>
            </mstyle>
            <mi>e</mi>
          </msup>
          <mo stretchy="false">×</mo>
          <msup>
            <mstyle mathvariant="bold">
              <mi>V</mi>
            </mstyle>
            <mi>e</mi>
          </msup>
        </mrow>
        <mo stretchy="false">=</mo>
        <mrow>
          <msubsup>
            <mstyle mathvariant="bold">
              <mi>A</mi>
            </mstyle>
            <mi>i</mi>
            <mi>e</mi>
          </msub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times {bold V}^e = {bold A}_i^e - g_0 {bold hat z}_e</annotation>
  </semantics>
</math>
</file>

<file path=Object 14/content.xml><?xml version="1.0" encoding="utf-8"?>
<math xmlns="http://www.w3.org/1998/Math/MathML" display="block">
  <semantics>
    <mrow>
      <mrow>
        <mrow>
          <msup>
            <mstyle mathvariant="bold">
              <mi mathvariant="normal">ω</mi>
            </mstyle>
            <mi>e</mi>
          </msup>
          <mo stretchy="false">×</mo>
          <mrow>
            <mo fence="true" stretchy="false">(</mo>
            <mrow>
              <mrow>
                <mi>V</mi>
                <msub>
                  <mrow>
                    <msubsup>
                      <mi>R</mi>
                      <mi>b</mi>
                      <mi>e</mi>
                    </msubsup>
                    <mstyle mathvariant="bold">
                      <mover accent="true">
                        <mi>x</mi>
                        <mo stretchy="false">^</mo>
                      </mover>
                    </mstyle>
                  </mrow>
                  <mi>b</mi>
                </msub>
              </mrow>
            </mrow>
            <mo fence="true" stretchy="false">)</mo>
          </mrow>
        </mrow>
        <mo stretchy="false">=</mo>
        <mrow>
          <msubsup>
            <mstyle mathvariant="bold">
              <mi>A</mi>
            </mstyle>
            <mi>i</mi>
            <mi>e</mi>
          </msub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times (V {R_b^e bold hat x}_b) = {bold A}_i^e - g_0 {bold hat z}_e</annotation>
  </semantics>
</math>
</file>

<file path=Object 15/content.xml><?xml version="1.0" encoding="utf-8"?>
<math xmlns="http://www.w3.org/1998/Math/MathML" display="block">
  <semantics>
    <mtable>
      <mtr>
        <mtd>
          <mrow>
            <mi>V</mi>
            <msubsup>
              <mi mathvariant="normal">ω</mi>
              <mi>z</mi>
              <mi>e</mi>
            </msubsup>
            <mrow>
              <mo fence="true" stretchy="false">[</mo>
              <mrow>
                <mrow>
                  <msub>
                    <mstyle mathvariant="bold">
                      <mover accent="true">
                        <mi>z</mi>
                        <mo stretchy="false">^</mo>
                      </mover>
                    </mstyle>
                    <mi>e</mi>
                  </msub>
                  <mo stretchy="false">×</mo>
                  <mrow>
                    <mo fence="true" stretchy="false">(</mo>
                    <mrow>
                      <msub>
                        <mrow>
                          <msubsup>
                            <mi>R</mi>
                            <mi>b</mi>
                            <mi>e</mi>
                          </msubsup>
                          <mstyle mathvariant="bold">
                            <mover accent="true">
                              <mi>x</mi>
                              <mo stretchy="false">^</mo>
                            </mover>
                          </mstyle>
                        </mrow>
                        <mi>b</mi>
                      </msub>
                    </mrow>
                    <mo fence="true" stretchy="false">)</mo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td>
      </mtr>
      <mtr>
        <mtd>
          <mrow>
            <mi>V</mi>
            <msubsup>
              <mi mathvariant="normal">ω</mi>
              <mi>z</mi>
              <mi>e</mi>
            </msubsup>
            <mstyle mathvariant="bold">
              <mover accent="true">
                <mi>c</mi>
                <mo stretchy="false">^</mo>
              </mover>
            </mstyle>
          </mrow>
        </mtd>
        <mtd>
          <mrow>
            <mrow/>
            <mo stretchy="false">=</mo>
            <mrow/>
          </mrow>
        </mtd>
        <mtd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td>
      </mtr>
      <mtr>
        <mtd>
          <mrow>
            <mi>V</mi>
            <msubsup>
              <mi mathvariant="normal">ω</mi>
              <mi>z</mi>
              <mi>e</mi>
            </msubsup>
          </mrow>
        </mtd>
        <mtd>
          <mrow>
            <mrow/>
            <mo stretchy="false">=</mo>
            <mrow/>
          </mrow>
        </mtd>
        <mtd>
          <mrow>
            <mo fence="true" stretchy="false">‖</mo>
            <mrow>
              <mrow>
                <mrow>
                  <msubsup>
                    <mstyle mathvariant="bold">
                      <mi>A</mi>
                    </mstyle>
                    <mi>i</mi>
                    <mi>e</mi>
                  </msubsup>
                  <mo stretchy="false">−</mo>
                  <msub>
                    <mi>g</mi>
                    <mn>0</mn>
                  </msub>
                </mrow>
                <msub>
                  <mstyle mathvariant="bold">
                    <mover accent="true">
                      <mi>z</mi>
                      <mo stretchy="false">^</mo>
                    </mover>
                  </mstyle>
                  <mi>e</mi>
                </msub>
              </mrow>
            </mrow>
            <mo fence="true" stretchy="false">‖</mo>
          </mrow>
        </mtd>
      </mtr>
    </mtable>
    <annotation encoding="StarMath 5.0">matrix { 
V %omega_z^e [{bold hat z}_e times ( {R_b^e bold hat x}_b)] #  {}={}  # {bold A}_i^e - g_0 {bold hat z}_e ##
V %omega_z^e bold hat c # {}={} # {bold A}_i^e - g_0 {bold hat z}_e ##
 V %omega_z^e # {}={} # ldline{bold A}_i^e - g_0 {bold hat z}_e rdline  
}</annotation>
  </semantics>
</math>
</file>

<file path=Object 16/content.xml><?xml version="1.0" encoding="utf-8"?>
<math xmlns="http://www.w3.org/1998/Math/MathML" display="block">
  <semantics>
    <mrow>
      <mrow>
        <mo fence="true" stretchy="false">‖</mo>
        <mrow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row>
        <mo fence="true" stretchy="false">‖</mo>
      </mrow>
      <mrow>
        <mo fence="true" stretchy="false">[</mo>
        <mrow>
          <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  <mo stretchy="false">×</mo>
            <mrow>
              <mo fence="true" stretchy="false">(</mo>
              <mrow>
                <msub>
                  <mrow>
                    <msubsup>
                      <mi>R</mi>
                      <mi>b</mi>
                      <mi>e</mi>
                    </msubsup>
                    <mstyle mathvariant="bold">
                      <mover accent="true">
                        <mi>x</mi>
                        <mo stretchy="false">^</mo>
                      </mover>
                    </mstyle>
                  </mrow>
                  <mi>b</mi>
                </msub>
              </mrow>
              <mo fence="true" stretchy="false">)</mo>
            </mrow>
          </mrow>
        </mrow>
        <mo fence="true" stretchy="false">]</mo>
      </mrow>
    </mrow>
    <annotation encoding="StarMath 5.0">ldline{bold A}_i^e - g_0 {bold hat z}_e rdline [{bold hat z}_e times ( {R_b^e bold hat x}_b)]</annotation>
  </semantics>
</math>
</file>

<file path=Object 17/content.xml><?xml version="1.0" encoding="utf-8"?>
<math xmlns="http://www.w3.org/1998/Math/MathML" display="block">
  <semantics>
    <mrow>
      <mrow>
        <msup>
          <mstyle mathvariant="bold">
            <mi mathvariant="normal">ω</mi>
          </mstyle>
          <mi>e</mi>
        </msup>
        <mo stretchy="false">=</mo>
        <msubsup>
          <mi mathvariant="normal">ω</mi>
          <mi>z</mi>
          <mi>e</mi>
        </msubsup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= %omega_z^e {bold hat z}_e</annotation>
  </semantics>
</math>
</file>

<file path=Object 18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bold{V}}^e
</annotation>
  </semantics>
</math>
</file>

<file path=Object 2/content.xml><?xml version="1.0" encoding="utf-8"?>
<math xmlns="http://www.w3.org/1998/Math/MathML">
  <semantics>
    <msubsup>
      <mstyle mathvariant="bold">
        <mi>A</mi>
      </mstyle>
      <mi>i</mi>
      <mi>e</mi>
    </msubsup>
    <annotation encoding="StarMath 5.0">{bold A}_i^e</annotation>
  </semantics>
</math>
</file>

<file path=Object 3/content.xml><?xml version="1.0" encoding="utf-8"?>
<math xmlns="http://www.w3.org/1998/Math/MathML">
  <semantics>
    <msup>
      <mstyle mathvariant="bold">
        <mi>A</mi>
      </mstyle>
      <mi>e</mi>
    </msup>
    <annotation encoding="StarMath 5.0">{bold A}^e</annotation>
  </semantics>
</math>
</file>

<file path=Object 4/content.xml><?xml version="1.0" encoding="utf-8"?>
<math xmlns="http://www.w3.org/1998/Math/MathML">
  <semantics>
    <mrow>
      <msub>
        <mi>g</mi>
        <mn>0</mn>
      </msub>
      <msub>
        <mstyle mathvariant="bold">
          <mover accent="true">
            <mi>z</mi>
            <mo stretchy="false">^</mo>
          </mover>
        </mstyle>
        <mi>e</mi>
      </msub>
    </mrow>
    <annotation encoding="StarMath 5.0">g_0 {bold hat z}_e</annotation>
  </semantics>
</math>
</file>

<file path=Object 5/content.xml><?xml version="1.0" encoding="utf-8"?>
<math xmlns="http://www.w3.org/1998/Math/MathML" display="block">
  <semantics>
    <mrow>
      <msup>
        <mstyle mathvariant="bold">
          <mi>A</mi>
        </mstyle>
        <mi>e</mi>
      </msup>
      <mo stretchy="false">=</mo>
      <mrow>
        <msup>
          <mstyle mathvariant="bold">
            <mi mathvariant="normal">ω</mi>
          </mstyle>
          <mi>e</mi>
        </msup>
        <mo stretchy="false">×</mo>
        <msup>
          <mstyle mathvariant="bold">
            <mi>V</mi>
          </mstyle>
          <mi>e</mi>
        </msup>
      </mrow>
    </mrow>
    <annotation encoding="StarMath 5.0">{bold{A}}^e = {bold %omega}^e times {bold V}^e</annotation>
  </semantics>
</math>
</file>

<file path=Object 6/content.xml><?xml version="1.0" encoding="utf-8"?>
<math xmlns="http://www.w3.org/1998/Math/MathML" display="block">
  <semantics>
    <mrow>
      <mrow>
        <msubsup>
          <mstyle mathvariant="bold">
            <mi>A</mi>
          </mstyle>
          <mi>i</mi>
          <mi>b</mi>
        </msubsup>
        <mo stretchy="false">=</mo>
        <msubsup>
          <mi>R</mi>
          <mi>e</mi>
          <mi>b</mi>
        </msubsup>
      </mrow>
      <mrow>
        <mo fence="true" stretchy="false">[</mo>
        <mrow>
          <mrow>
            <mrow>
              <mrow>
                <msup>
                  <mstyle mathvariant="bold">
                    <mi mathvariant="normal">ω</mi>
                  </mstyle>
                  <mi>e</mi>
                </msup>
                <mo stretchy="false">×</mo>
                <msup>
                  <mstyle mathvariant="bold">
                    <mi>V</mi>
                  </mstyle>
                  <mi>e</mi>
                </msup>
              </mrow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row>
        <mo fence="true" stretchy="false">]</mo>
      </mrow>
    </mrow>
    <annotation encoding="StarMath 5.0">{bold A}_i^b = R_e^b [ {bold %omega}^e times {bold V}^e - g_0 {bold hat z}_e ]</annotation>
  </semantics>
</math>
</file>

<file path=Object 7/content.xml><?xml version="1.0" encoding="utf-8"?>
<math xmlns="http://www.w3.org/1998/Math/MathML">
  <semantics>
    <mrow>
      <mrow>
        <mo stretchy="false">−</mo>
        <msub>
          <mi>g</mi>
          <mn>0</mn>
        </msub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-g_0 {bold hat z}_e</annotation>
  </semantics>
</math>
</file>

<file path=Object 8/content.xml><?xml version="1.0" encoding="utf-8"?>
<math xmlns="http://www.w3.org/1998/Math/MathML">
  <semantics>
    <mstyle mathvariant="bold">
      <mover accent="true">
        <mi>z</mi>
        <mo stretchy="false">^</mo>
      </mover>
    </mstyle>
    <annotation encoding="StarMath 5.0">bold hat{ z }</annotation>
  </semantics>
</math>
</file>

<file path=Object 9/content.xml><?xml version="1.0" encoding="utf-8"?>
<math xmlns="http://www.w3.org/1998/Math/MathML" display="block">
  <semantics>
    <msup>
      <mstyle mathvariant="bold">
        <mi mathvariant="normal">ω</mi>
      </mstyle>
      <mi>e</mi>
    </msup>
    <annotation encoding="StarMath 5.0">{bold{%omega
}}^e</annotation>
  </semantics>
</math>
</file>